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palatino, 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line-height-at-least="0.635cm" fo:widows="1" fo:padding="0cm" fo:border="none"/>
      <style:text-properties fo:font-variant="normal" fo:text-transform="none" fo:color="#333333" style:font-name="Georgia" fo:font-size="11.25pt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333333" style:font-name="Georgia" fo:font-size="16.5pt" fo:letter-spacing="normal" fo:font-style="normal" fo:font-weight="bold"/>
    </style:style>
    <style:style style:name="P3" style:family="paragraph" style:parent-style-name="Heading_20_2">
      <style:paragraph-properties fo:margin-left="0cm" fo:margin-right="0cm" fo:margin-top="0.529cm" fo:margin-bottom="0.265cm" fo:line-height="110%" fo:widows="1" fo:text-indent="0cm" style:auto-text-indent="false"/>
      <style:text-properties fo:font-variant="normal" fo:text-transform="none" fo:color="#333333" style:font-name="Georgia" fo:font-size="16.5pt" fo:letter-spacing="normal" fo:font-style="normal" fo:font-weight="bold"/>
    </style:style>
    <style:style style:name="P4" style:family="paragraph" style:parent-style-name="Text_20_body" style:list-style-name="L1">
      <style:paragraph-properties fo:margin-top="0cm" fo:margin-bottom="0cm" style:line-height-at-least="0.635cm" fo:widows="1" fo:padding="0cm" fo:border="none"/>
      <style:text-properties fo:font-variant="normal" fo:text-transform="none" fo:color="#333333" style:font-name="Georgia" fo:font-size="11.25pt" fo:letter-spacing="normal" fo:font-style="normal" fo:font-weight="normal"/>
    </style:style>
    <style:style style:name="P5" style:family="paragraph" style:parent-style-name="Text_20_body" style:list-style-name="L1">
      <style:paragraph-properties style:line-height-at-least="0.635cm" fo:widows="1" fo:padding="0cm" fo:border="none"/>
      <style:text-properties fo:font-variant="normal" fo:text-transform="none" fo:color="#333333" style:font-name="Georgia" fo:font-size="11.25pt" fo:letter-spacing="normal" fo:font-style="normal" fo:font-weight="normal"/>
    </style:style>
    <style:style style:name="P6" style:family="paragraph" style:parent-style-name="Text_20_body" style:list-style-name="L2">
      <style:paragraph-properties style:line-height-at-least="0.635cm" fo:widows="1" fo:padding="0cm" fo:border="none"/>
    </style:style>
    <style:style style:name="P7" style:family="paragraph" style:parent-style-name="Text_20_body">
      <style:paragraph-properties fo:margin-left="0cm" fo:margin-right="0cm" fo:margin-top="0cm" fo:margin-bottom="0.265cm" style:line-height-at-least="0.635cm" fo:widows="1" fo:text-indent="0cm" style:auto-text-indent="false"/>
      <style:text-properties fo:font-variant="normal" fo:text-transform="none" fo:color="#333333" style:font-name="Georgia" fo:font-size="11.2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265cm" style:line-height-at-least="0.635cm" fo:widows="1" fo:text-indent="0cm" style:auto-text-indent="false"/>
    </style:style>
    <style:style style:name="T1" style:family="text">
      <style:text-properties fo:font-variant="normal" fo:text-transform="none" fo:color="#cca300" style:text-line-through-style="none" style:font-name="Georgia" fo:font-size="11.25pt" fo:letter-spacing="normal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333333" style:font-name="Georgia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Workshop activity</text:h>
      <text:list xml:id="list7283137111829536662" text:style-name="L1">
        <text:list-item>
          <text:p text:style-name="P4">Who is the intended audience?</text:p>
        </text:list-item>
      </text:list>
      <text:p text:style-name="P1"/>
      <text:p text:style-name="P1"><text:tab/>Movie lovers and critics.</text:p>
      <text:p text:style-name="P1"><text:tab/></text:p>
      <text:list xml:id="list32195319" text:continue-numbering="true" text:style-name="L1">
        <text:list-item>
          <text:p text:style-name="P4">What tasks does the visualization enable?</text:p>
        </text:list-item>
      </text:list>
      <text:p text:style-name="P1"/>
      <text:p text:style-name="P1"><text:tab/>It shows peaks in box office revenue for specific movies, with the option to link to a NYT <text:tab/>movie review.</text:p>
      <text:p text:style-name="P1"/>
      <text:list xml:id="list32179843" text:continue-numbering="true" text:style-name="L1">
        <text:list-item>
          <text:p text:style-name="P4">What data is represented in this visualization? Be specific.</text:p>
        </text:list-item>
      </text:list>
      <text:p text:style-name="P1"/>
      <text:p text:style-name="P1"><text:tab/>It shows box office revenue over time for the movies that were in theaters between 1986 </text:p>
      <text:p text:style-name="P1"><text:tab/>and 2008.</text:p>
      <text:p text:style-name="P1"/>
      <text:list xml:id="list32186267" text:continue-numbering="true" text:style-name="L1">
        <text:list-item>
          <text:p text:style-name="P4">How is each data type visually encoded?</text:p>
        </text:list-item>
      </text:list>
      <text:p text:style-name="P1"/>
      <text:p text:style-name="P1"><text:tab/>It is showed as a combined flow chart.</text:p>
      <text:p text:style-name="P1"/>
      <text:list xml:id="list32185936" text:continue-numbering="true" text:style-name="L1">
        <text:list-item>
          <text:p text:style-name="P4">How do the visual elements and user interactions support the tasks?</text:p>
        </text:list-item>
      </text:list>
      <text:p text:style-name="P1"/>
      <text:p text:style-name="P1"><text:tab/>Color shows the amount of revenue, width shows a movie's longevity and clicking on a <text:tab/>movie shows a short review to see its critical reception.</text:p>
      <text:p text:style-name="P1"/>
      <text:list xml:id="list32187563" text:continue-numbering="true" text:style-name="L1">
        <text:list-item>
          <text:p text:style-name="P5">Why do you like / dislike this visualization?</text:p>
        </text:list-item>
      </text:list>
      <text:p text:style-name="Standard"><text:tab/></text:p>
      <text:p text:style-name="Standard"><text:tab/>It's visually pleasing and clear in what is shows, but it doesn't at a glance show the <text:tab/>supposition that is made in the title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2"><text:soft-page-break/>Problem 1: Design critique</text:h>
      <text:p text:style-name="P7">This is an individual assignment and will be graded pass/fail.</text:p>
      <text:p text:style-name="P7">Write a short design critique (one page) of the following visualization:</text:p>
      <text:list xml:id="list3687414922569583975" text:style-name="L2">
        <text:list-item>
          <text:p text:style-name="P6"><text:a xlink:type="simple" xlink:href="http://iibh.apphb.com/" text:style-name="Internet_20_link" text:visited-style-name="Visited_20_Internet_20_Link"><text:span text:style-name="T1">Confluence by Harshawardhan Nene and Kedar Vaidya</text:span></text:a><text:span text:style-name="T2">.</text:span></text:p>
        </text:list-item>
      </text:list>
      <text:p text:style-name="P8"><text:span text:style-name="T2">Use the provided list of questions/points </text:span><text:a xlink:type="simple" xlink:href="https://data.mprog.nl/course/13%20Design/30%20Design%203/critique.pdf" text:style-name="Internet_20_link" text:visited-style-name="Visited_20_Internet_20_Link"><text:span text:style-name="T1">critique.pdf</text:span></text:a><text:span text:style-name="T2"> to help you structure your critique.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h text:style-name="P3" text:outline-level="2"><text:soft-page-break/>Problem 2: Rainbow color map</text:h>
      <text:p text:style-name="P7">This is an individual assignment and will be graded pass/fail.</text:p>
      <text:p text:style-name="P8"><text:span text:style-name="T2">Find a rainbow color map visualization on the web (see </text:span><text:a xlink:type="simple" xlink:href="https://data.mprog.nl/readings/reading-4" text:style-name="Internet_20_link" text:visited-style-name="Visited_20_Internet_20_Link"><text:span text:style-name="T1">Reading 4</text:span></text:a><text:span text:style-name="T2"> for reference). Please include a screenshot and link of the visualization. Briefly summarize its intended objective and audience. Does it fail to successfully convey information? If so, why? Is there a good reason for this specific visualization to use a rainbow color scheme?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palatino, 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elco Alink</meta:initial-creator>
    <meta:creation-date>2016-02-22T13:31:41.69</meta:creation-date>
    <dc:date>2016-02-26T12:01:39.28</dc:date>
    <dc:creator>e alink</dc:creator>
    <meta:editing-duration>PT1H13M2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3" meta:paragraph-count="24" meta:word-count="269" meta:character-count="1581"/>
  </office:meta>
</office:document-meta>
</file>